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Staat</text:p>
          </table:table-cell>
          <table:table-cell table:style-name="ce1" office:value-type="string" calcext:value-type="string">
            <text:p>POSTLEITZAHL</text:p>
          </table:table-cell>
          <table:table-cell table:style-name="ce1" office:value-type="string" calcext:value-type="string">
            <text:p>D Monat</text:p>
          </table:table-cell>
          <table:table-cell table:style-name="ce1" office:value-type="string" calcext:value-type="string">
            <text:p> Area</text:p>
          </table:table-cell>
          <table:table-cell table:style-name="ce1" office:value-type="string" calcext:value-type="string">
            <text:p> Sponsor ID</text:p>
          </table:table-cell>
          <table:table-cell table:style-name="ce1" office:value-type="string" calcext:value-type="string">
            <text:p>D year</text:p>
          </table:table-cell>
          <table:table-cell table:style-name="ce1" office:value-type="string" calcext:value-type="string">
            <text:p>D mth</text:p>
          </table:table-cell>
          <table:table-cell table:style-name="ce1" office:value-type="string" calcext:value-type="string">
            <text:p>1st O year</text:p>
          </table:table-cell>
          <table:table-cell table:style-name="ce1" office:value-type="string" calcext:value-type="string">
            <text:p>1st O mth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  CCs</text:p>
          </table:table-cell>
          <table:table-cell table:style-name="ce1" office:value-type="string" calcext:value-type="string">
            <text:p>  SRP</text:p>
          </table:table-cell>
          <table:table-cell table:style-name="ce1" office:value-type="string" calcext:value-type="string">
            <text:p> WHS</text:p>
          </table:table-cell>
          <table:table-cell table:style-name="ce1" office:value-type="string" calcext:value-type="string">
            <text:p> NDP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REMEN <text:s text:c="23"/></text:p>
          </table:table-cell>
          <table:table-cell office:value-type="string" calcext:value-type="string">
            <text:p>DEU </text:p>
          </table:table-cell>
          <table:table-cell office:value-type="float" office:value="28215" calcext:value-type="float">
            <text:p>28215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62215" calcext:value-type="float">
            <text:p>490000062215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044" calcext:value-type="float">
            <text:p>1,044</text:p>
          </table:table-cell>
          <table:table-cell office:value-type="float" office:value="251.58" calcext:value-type="float">
            <text:p>251,58</text:p>
          </table:table-cell>
          <table:table-cell office:value-type="float" office:value="176.22" calcext:value-type="float">
            <text:p>176,22</text:p>
          </table:table-cell>
          <table:table-cell office:value-type="float" office:value="214.26" calcext:value-type="float">
            <text:p>214,2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BRETTEN <text:s text:c="22"/></text:p>
          </table:table-cell>
          <table:table-cell office:value-type="string" calcext:value-type="string">
            <text:p>DEU 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8841" calcext:value-type="float">
            <text:p>490000028841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44" calcext:value-type="float">
            <text:p>0,544</text:p>
          </table:table-cell>
          <table:table-cell office:value-type="float" office:value="129.78" calcext:value-type="float">
            <text:p>129,78</text:p>
          </table:table-cell>
          <table:table-cell office:value-type="float" office:value="91.03" calcext:value-type="float">
            <text:p>91,03</text:p>
          </table:table-cell>
          <table:table-cell office:value-type="float" office:value="110.56" calcext:value-type="float">
            <text:p>110,5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HAMBURG <text:s text:c="22"/></text:p>
          </table:table-cell>
          <table:table-cell office:value-type="string" calcext:value-type="string">
            <text:p>DEU </text:p>
          </table:table-cell>
          <table:table-cell office:value-type="float" office:value="22307" calcext:value-type="float">
            <text:p>2230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40100191891" calcext:value-type="float">
            <text:p>440100191891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08" calcext:value-type="float">
            <text:p>0,608</text:p>
          </table:table-cell>
          <table:table-cell office:value-type="float" office:value="127.87" calcext:value-type="float">
            <text:p>127,87</text:p>
          </table:table-cell>
          <table:table-cell office:value-type="float" office:value="89.5" calcext:value-type="float">
            <text:p>89,5</text:p>
          </table:table-cell>
          <table:table-cell office:value-type="float" office:value="108.86" calcext:value-type="float">
            <text:p>108,8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ARGENBUEHL <text:s text:c="19"/></text:p>
          </table:table-cell>
          <table:table-cell office:value-type="string" calcext:value-type="string">
            <text:p>DEU </text:p>
          </table:table-cell>
          <table:table-cell office:value-type="float" office:value="88260" calcext:value-type="float">
            <text:p>8826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02869" calcext:value-type="float">
            <text:p>490000502869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43" calcext:value-type="float">
            <text:p>0,543</text:p>
          </table:table-cell>
          <table:table-cell office:value-type="float" office:value="120.69" calcext:value-type="float">
            <text:p>120,69</text:p>
          </table:table-cell>
          <table:table-cell office:value-type="float" office:value="84.75" calcext:value-type="float">
            <text:p>84,75</text:p>
          </table:table-cell>
          <table:table-cell office:value-type="float" office:value="101.56" calcext:value-type="float">
            <text:p>101,5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FULDA <text:s text:c="24"/></text:p>
          </table:table-cell>
          <table:table-cell office:value-type="string" calcext:value-type="string">
            <text:p>DEU 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900002192664" calcext:value-type="float">
            <text:p>900002192664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065" calcext:value-type="float">
            <text:p>2,065</text:p>
          </table:table-cell>
          <table:table-cell office:value-type="float" office:value="499.46" calcext:value-type="float">
            <text:p>499,46</text:p>
          </table:table-cell>
          <table:table-cell office:value-type="float" office:value="350.23" calcext:value-type="float">
            <text:p>350,23</text:p>
          </table:table-cell>
          <table:table-cell office:value-type="float" office:value="425.13" calcext:value-type="float">
            <text:p>425,1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ZIEGELHEIM <text:s text:c="19"/></text:p>
          </table:table-cell>
          <table:table-cell office:value-type="string" calcext:value-type="string">
            <text:p>DEU 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97304" calcext:value-type="float">
            <text:p>490000397304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88" calcext:value-type="float">
            <text:p>0,788</text:p>
          </table:table-cell>
          <table:table-cell office:value-type="float" office:value="176.27" calcext:value-type="float">
            <text:p>176,27</text:p>
          </table:table-cell>
          <table:table-cell office:value-type="float" office:value="123.61" calcext:value-type="float">
            <text:p>123,61</text:p>
          </table:table-cell>
          <table:table-cell office:value-type="float" office:value="149.77" calcext:value-type="float">
            <text:p>149,77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MARTINSBERG <text:s text:c="18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664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57366" calcext:value-type="float">
            <text:p>490000457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06" calcext:value-type="float">
            <text:p>0,806</text:p>
          </table:table-cell>
          <table:table-cell office:value-type="float" office:value="187.09" calcext:value-type="float">
            <text:p>187,09</text:p>
          </table:table-cell>
          <table:table-cell office:value-type="float" office:value="131.05" calcext:value-type="float">
            <text:p>131,05</text:p>
          </table:table-cell>
          <table:table-cell office:value-type="float" office:value="158.63" calcext:value-type="float">
            <text:p>158,6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MUENCHEN <text:s text:c="21"/></text:p>
          </table:table-cell>
          <table:table-cell office:value-type="string" calcext:value-type="string">
            <text:p>DEU </text:p>
          </table:table-cell>
          <table:table-cell office:value-type="float" office:value="81549" calcext:value-type="float">
            <text:p>8154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85699" calcext:value-type="float">
            <text:p>490000085699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,01</text:p>
          </table:table-cell>
          <table:table-cell office:value-type="float" office:value="985.93" calcext:value-type="float">
            <text:p>985,93</text:p>
          </table:table-cell>
          <table:table-cell office:value-type="float" office:value="692.17" calcext:value-type="float">
            <text:p>692,17</text:p>
          </table:table-cell>
          <table:table-cell office:value-type="float" office:value="838.4" calcext:value-type="float">
            <text:p>838,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ESSEN <text:s text:c="24"/></text:p>
          </table:table-cell>
          <table:table-cell office:value-type="string" calcext:value-type="string">
            <text:p>DEU 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07490" calcext:value-type="float">
            <text:p>490000207490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17" calcext:value-type="float">
            <text:p>1,017</text:p>
          </table:table-cell>
          <table:table-cell office:value-type="float" office:value="240.5" calcext:value-type="float">
            <text:p>240,5</text:p>
          </table:table-cell>
          <table:table-cell office:value-type="float" office:value="168.47" calcext:value-type="float">
            <text:p>168,47</text:p>
          </table:table-cell>
          <table:table-cell office:value-type="float" office:value="204.11" calcext:value-type="float">
            <text:p>204,1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BRUCK AN DER LEITHA <text:s text:c="10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246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67078" calcext:value-type="float">
            <text:p>490000467078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191.98" calcext:value-type="float">
            <text:p>191,98</text:p>
          </table:table-cell>
          <table:table-cell office:value-type="float" office:value="134.69" calcext:value-type="float">
            <text:p>134,69</text:p>
          </table:table-cell>
          <table:table-cell office:value-type="float" office:value="162.92" calcext:value-type="float">
            <text:p>162,9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BERLIN <text:s text:c="23"/></text:p>
          </table:table-cell>
          <table:table-cell office:value-type="string" calcext:value-type="string">
            <text:p>DEU 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98675" calcext:value-type="float">
            <text:p>490000098675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379" calcext:value-type="float">
            <text:p>2,379</text:p>
          </table:table-cell>
          <table:table-cell office:value-type="float" office:value="547.01" calcext:value-type="float">
            <text:p>547,01</text:p>
          </table:table-cell>
          <table:table-cell office:value-type="float" office:value="383.29" calcext:value-type="float">
            <text:p>383,29</text:p>
          </table:table-cell>
          <table:table-cell office:value-type="float" office:value="464.98" calcext:value-type="float">
            <text:p>464,9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OTENBURG <text:s text:c="20"/></text:p>
          </table:table-cell>
          <table:table-cell office:value-type="string" calcext:value-type="string">
            <text:p>DEU </text:p>
          </table:table-cell>
          <table:table-cell office:value-type="float" office:value="27356" calcext:value-type="float">
            <text:p>27356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105407" calcext:value-type="float">
            <text:p>490000105407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796" calcext:value-type="float">
            <text:p>2,796</text:p>
          </table:table-cell>
          <table:table-cell office:value-type="float" office:value="672.91" calcext:value-type="float">
            <text:p>672,91</text:p>
          </table:table-cell>
          <table:table-cell office:value-type="float" office:value="471.94" calcext:value-type="float">
            <text:p>471,94</text:p>
          </table:table-cell>
          <table:table-cell office:value-type="float" office:value="573.2" calcext:value-type="float">
            <text:p>573,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ESSEN <text:s text:c="24"/></text:p>
          </table:table-cell>
          <table:table-cell office:value-type="string" calcext:value-type="string">
            <text:p>DEU </text:p>
          </table:table-cell>
          <table:table-cell office:value-type="float" office:value="45259" calcext:value-type="float">
            <text:p>4525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86006" calcext:value-type="float">
            <text:p>490000286006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84" calcext:value-type="float">
            <text:p>1,984</text:p>
          </table:table-cell>
          <table:table-cell office:value-type="float" office:value="466.35" calcext:value-type="float">
            <text:p>466,35</text:p>
          </table:table-cell>
          <table:table-cell office:value-type="float" office:value="327.1" calcext:value-type="float">
            <text:p>327,1</text:p>
          </table:table-cell>
          <table:table-cell office:value-type="float" office:value="395.78" calcext:value-type="float">
            <text:p>395,7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KOENIGSBRUNN <text:s text:c="17"/></text:p>
          </table:table-cell>
          <table:table-cell office:value-type="string" calcext:value-type="string">
            <text:p>DEU </text:p>
          </table:table-cell>
          <table:table-cell office:value-type="float" office:value="86343" calcext:value-type="float">
            <text:p>8634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1003812" calcext:value-type="float">
            <text:p>490001003812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24" calcext:value-type="float">
            <text:p>0,524</text:p>
          </table:table-cell>
          <table:table-cell office:value-type="float" office:value="126.83" calcext:value-type="float">
            <text:p>126,83</text:p>
          </table:table-cell>
          <table:table-cell office:value-type="float" office:value="88.93" calcext:value-type="float">
            <text:p>88,93</text:p>
          </table:table-cell>
          <table:table-cell office:value-type="float" office:value="108.04" calcext:value-type="float">
            <text:p>108,0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DONAUWOERTH <text:s text:c="18"/></text:p>
          </table:table-cell>
          <table:table-cell office:value-type="string" calcext:value-type="string">
            <text:p>DEU </text:p>
          </table:table-cell>
          <table:table-cell office:value-type="float" office:value="86609" calcext:value-type="float">
            <text:p>8660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47904" calcext:value-type="float">
            <text:p>490000047904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,509</text:p>
          </table:table-cell>
          <table:table-cell office:value-type="float" office:value="121.98" calcext:value-type="float">
            <text:p>121,98</text:p>
          </table:table-cell>
          <table:table-cell office:value-type="float" office:value="85.72" calcext:value-type="float">
            <text:p>85,72</text:p>
          </table:table-cell>
          <table:table-cell office:value-type="float" office:value="104.09" calcext:value-type="float">
            <text:p>104,0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MARKT PIESTING <text:s text:c="1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275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0861" calcext:value-type="float">
            <text:p>490000410861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68" calcext:value-type="float">
            <text:p>0,568</text:p>
          </table:table-cell>
          <table:table-cell office:value-type="float" office:value="134.07" calcext:value-type="float">
            <text:p>134,07</text:p>
          </table:table-cell>
          <table:table-cell office:value-type="float" office:value="94.1" calcext:value-type="float">
            <text:p>94,1</text:p>
          </table:table-cell>
          <table:table-cell office:value-type="float" office:value="113.79" calcext:value-type="float">
            <text:p>113,7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9494" calcext:value-type="float">
            <text:p>490000419494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128" calcext:value-type="float">
            <text:p>2,128</text:p>
          </table:table-cell>
          <table:table-cell office:value-type="float" office:value="498.07" calcext:value-type="float">
            <text:p>498,07</text:p>
          </table:table-cell>
          <table:table-cell office:value-type="float" office:value="349.55" calcext:value-type="float">
            <text:p>349,55</text:p>
          </table:table-cell>
          <table:table-cell office:value-type="float" office:value="423.12" calcext:value-type="float">
            <text:p>423,1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FILDERSTADT <text:s text:c="18"/></text:p>
          </table:table-cell>
          <table:table-cell office:value-type="string" calcext:value-type="string">
            <text:p>DEU </text:p>
          </table:table-cell>
          <table:table-cell office:value-type="float" office:value="70794" calcext:value-type="float">
            <text:p>70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07353" calcext:value-type="float">
            <text:p>490000307353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05" calcext:value-type="float">
            <text:p>2,005</text:p>
          </table:table-cell>
          <table:table-cell office:value-type="float" office:value="474.4" calcext:value-type="float">
            <text:p>474,4</text:p>
          </table:table-cell>
          <table:table-cell office:value-type="float" office:value="332.68" calcext:value-type="float">
            <text:p>332,68</text:p>
          </table:table-cell>
          <table:table-cell office:value-type="float" office:value="402.22" calcext:value-type="float">
            <text:p>402,2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USTERATH <text:s text:c="20"/></text:p>
          </table:table-cell>
          <table:table-cell office:value-type="string" calcext:value-type="string">
            <text:p>DEU </text:p>
          </table:table-cell>
          <table:table-cell office:value-type="float" office:value="54317" calcext:value-type="float">
            <text:p>5431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07913" calcext:value-type="float">
            <text:p>49000050791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41" calcext:value-type="float">
            <text:p>1,741</text:p>
          </table:table-cell>
          <table:table-cell office:value-type="float" office:value="414.22" calcext:value-type="float">
            <text:p>414,22</text:p>
          </table:table-cell>
          <table:table-cell office:value-type="float" office:value="289.96" calcext:value-type="float">
            <text:p>289,96</text:p>
          </table:table-cell>
          <table:table-cell office:value-type="float" office:value="351.94" calcext:value-type="float">
            <text:p>351,9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FILDERSTADT <text:s text:c="18"/></text:p>
          </table:table-cell>
          <table:table-cell office:value-type="string" calcext:value-type="string">
            <text:p>DEU </text:p>
          </table:table-cell>
          <table:table-cell office:value-type="float" office:value="70794" calcext:value-type="float">
            <text:p>70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58291" calcext:value-type="float">
            <text:p>49000045829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9" calcext:value-type="float">
            <text:p>0,729</text:p>
          </table:table-cell>
          <table:table-cell office:value-type="float" office:value="176.94" calcext:value-type="float">
            <text:p>176,94</text:p>
          </table:table-cell>
          <table:table-cell office:value-type="float" office:value="123.81" calcext:value-type="float">
            <text:p>123,81</text:p>
          </table:table-cell>
          <table:table-cell office:value-type="float" office:value="150.49" calcext:value-type="float">
            <text:p>150,49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OBERG]NZBURG <text:s text:c="17"/></text:p>
          </table:table-cell>
          <table:table-cell office:value-type="string" calcext:value-type="string">
            <text:p>DEU </text:p>
          </table:table-cell>
          <table:table-cell office:value-type="float" office:value="87634" calcext:value-type="float">
            <text:p>8763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60475" calcext:value-type="float">
            <text:p>490000460475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29" calcext:value-type="float">
            <text:p>1,729</text:p>
          </table:table-cell>
          <table:table-cell office:value-type="float" office:value="429.86" calcext:value-type="float">
            <text:p>429,86</text:p>
          </table:table-cell>
          <table:table-cell office:value-type="float" office:value="301.49" calcext:value-type="float">
            <text:p>301,49</text:p>
          </table:table-cell>
          <table:table-cell office:value-type="float" office:value="365.46" calcext:value-type="float">
            <text:p>365,4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OSSTAL <text:s text:c="22"/></text:p>
          </table:table-cell>
          <table:table-cell office:value-type="string" calcext:value-type="string">
            <text:p>DEU </text:p>
          </table:table-cell>
          <table:table-cell office:value-type="float" office:value="90574" calcext:value-type="float">
            <text:p>9057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16787" calcext:value-type="float">
            <text:p>490000516787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42" calcext:value-type="float">
            <text:p>0,542</text:p>
          </table:table-cell>
          <table:table-cell office:value-type="float" office:value="125.58" calcext:value-type="float">
            <text:p>125,58</text:p>
          </table:table-cell>
          <table:table-cell office:value-type="float" office:value="88.02" calcext:value-type="float">
            <text:p>88,02</text:p>
          </table:table-cell>
          <table:table-cell office:value-type="float" office:value="106.72" calcext:value-type="float">
            <text:p>106,7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216707" calcext:value-type="float">
            <text:p>490000216707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97" calcext:value-type="float">
            <text:p>1,97</text:p>
          </table:table-cell>
          <table:table-cell office:value-type="float" office:value="449.57" calcext:value-type="float">
            <text:p>449,57</text:p>
          </table:table-cell>
          <table:table-cell office:value-type="float" office:value="315.63" calcext:value-type="float">
            <text:p>315,63</text:p>
          </table:table-cell>
          <table:table-cell office:value-type="float" office:value="382.9" calcext:value-type="float">
            <text:p>382,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9494" calcext:value-type="float">
            <text:p>490000419494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732" calcext:value-type="float">
            <text:p>1,732</text:p>
          </table:table-cell>
          <table:table-cell office:value-type="float" office:value="366.75" calcext:value-type="float">
            <text:p>366,75</text:p>
          </table:table-cell>
          <table:table-cell office:value-type="float" office:value="258.75" calcext:value-type="float">
            <text:p>258,75</text:p>
          </table:table-cell>
          <table:table-cell office:value-type="float" office:value="300.04" calcext:value-type="float">
            <text:p>300,0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HEDDESHEIM <text:s text:c="19"/></text:p>
          </table:table-cell>
          <table:table-cell office:value-type="string" calcext:value-type="string">
            <text:p>DEU </text:p>
          </table:table-cell>
          <table:table-cell office:value-type="float" office:value="68542" calcext:value-type="float">
            <text:p>6854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7679" calcext:value-type="float">
            <text:p>490000007679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346" calcext:value-type="float">
            <text:p>1,346</text:p>
          </table:table-cell>
          <table:table-cell office:value-type="float" office:value="323.96" calcext:value-type="float">
            <text:p>323,96</text:p>
          </table:table-cell>
          <table:table-cell office:value-type="float" office:value="227.23" calcext:value-type="float">
            <text:p>227,23</text:p>
          </table:table-cell>
          <table:table-cell office:value-type="float" office:value="276.1" calcext:value-type="float">
            <text:p>276,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DONAUESCHINGEN <text:s text:c="15"/></text:p>
          </table:table-cell>
          <table:table-cell office:value-type="string" calcext:value-type="string">
            <text:p>DEU </text:p>
          </table:table-cell>
          <table:table-cell office:value-type="float" office:value="78166" calcext:value-type="float">
            <text:p>78166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33621" calcext:value-type="float">
            <text:p>49000003362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089" calcext:value-type="float">
            <text:p>3,089</text:p>
          </table:table-cell>
          <table:table-cell office:value-type="float" office:value="772.58" calcext:value-type="float">
            <text:p>772,58</text:p>
          </table:table-cell>
          <table:table-cell office:value-type="float" office:value="541.43" calcext:value-type="float">
            <text:p>541,43</text:p>
          </table:table-cell>
          <table:table-cell office:value-type="float" office:value="656.79" calcext:value-type="float">
            <text:p>656,7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SCHWAEBISCH GMUEND <text:s text:c="11"/></text:p>
          </table:table-cell>
          <table:table-cell office:value-type="string" calcext:value-type="string">
            <text:p>DEU </text:p>
          </table:table-cell>
          <table:table-cell office:value-type="float" office:value="73529" calcext:value-type="float">
            <text:p>735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3285" calcext:value-type="float">
            <text:p>490000003285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98" calcext:value-type="float">
            <text:p>0,698</text:p>
          </table:table-cell>
          <table:table-cell office:value-type="float" office:value="170.62" calcext:value-type="float">
            <text:p>170,62</text:p>
          </table:table-cell>
          <table:table-cell office:value-type="float" office:value="119.54" calcext:value-type="float">
            <text:p>119,54</text:p>
          </table:table-cell>
          <table:table-cell office:value-type="float" office:value="145.18" calcext:value-type="float">
            <text:p>145,1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HOLLER <text:s text:c="23"/></text:p>
          </table:table-cell>
          <table:table-cell office:value-type="string" calcext:value-type="string">
            <text:p>DEU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1253" calcext:value-type="float">
            <text:p>490000021253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,552</text:p>
          </table:table-cell>
          <table:table-cell office:value-type="float" office:value="137.2" calcext:value-type="float">
            <text:p>137,2</text:p>
          </table:table-cell>
          <table:table-cell office:value-type="float" office:value="96.07" calcext:value-type="float">
            <text:p>96,07</text:p>
          </table:table-cell>
          <table:table-cell office:value-type="float" office:value="116.33" calcext:value-type="float">
            <text:p>116,3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AYSTETTEN <text:s text:c="20"/></text:p>
          </table:table-cell>
          <table:table-cell office:value-type="string" calcext:value-type="string">
            <text:p>DEU </text:p>
          </table:table-cell>
          <table:table-cell office:value-type="float" office:value="86482" calcext:value-type="float">
            <text:p>8648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0670" calcext:value-type="float">
            <text:p>490000000670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34" calcext:value-type="float">
            <text:p>0,534</text:p>
          </table:table-cell>
          <table:table-cell office:value-type="float" office:value="124.37" calcext:value-type="float">
            <text:p>124,37</text:p>
          </table:table-cell>
          <table:table-cell office:value-type="float" office:value="87.41" calcext:value-type="float">
            <text:p>87,41</text:p>
          </table:table-cell>
          <table:table-cell office:value-type="float" office:value="105.87" calcext:value-type="float">
            <text:p>105,87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OCHTRUP <text:s text:c="22"/></text:p>
          </table:table-cell>
          <table:table-cell office:value-type="string" calcext:value-type="string">
            <text:p>DEU </text:p>
          </table:table-cell>
          <table:table-cell office:value-type="float" office:value="48607" calcext:value-type="float">
            <text:p>4860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48841" calcext:value-type="float">
            <text:p>49000044884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073" calcext:value-type="float">
            <text:p>2,073</text:p>
          </table:table-cell>
          <table:table-cell office:value-type="float" office:value="483.61" calcext:value-type="float">
            <text:p>483,61</text:p>
          </table:table-cell>
          <table:table-cell office:value-type="float" office:value="338.71" calcext:value-type="float">
            <text:p>338,71</text:p>
          </table:table-cell>
          <table:table-cell office:value-type="float" office:value="411.01" calcext:value-type="float">
            <text:p>411,0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KOELN <text:s text:c="24"/></text:p>
          </table:table-cell>
          <table:table-cell office:value-type="string" calcext:value-type="string">
            <text:p>DEU 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13656" calcext:value-type="float">
            <text:p>490000513656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195.3" calcext:value-type="float">
            <text:p>195,3</text:p>
          </table:table-cell>
          <table:table-cell office:value-type="float" office:value="137.4" calcext:value-type="float">
            <text:p>137,4</text:p>
          </table:table-cell>
          <table:table-cell office:value-type="float" office:value="163.87" calcext:value-type="float">
            <text:p>163,87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BRUEHL <text:s text:c="23"/></text:p>
          </table:table-cell>
          <table:table-cell office:value-type="string" calcext:value-type="string">
            <text:p>DEU </text:p>
          </table:table-cell>
          <table:table-cell office:value-type="float" office:value="50321" calcext:value-type="float">
            <text:p>5032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65035" calcext:value-type="float">
            <text:p>490000365035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,33</text:p>
          </table:table-cell>
          <table:table-cell office:value-type="float" office:value="545.32" calcext:value-type="float">
            <text:p>545,32</text:p>
          </table:table-cell>
          <table:table-cell office:value-type="float" office:value="382.89" calcext:value-type="float">
            <text:p>382,89</text:p>
          </table:table-cell>
          <table:table-cell office:value-type="float" office:value="464.64" calcext:value-type="float">
            <text:p>464,6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BOEHEIMKIRCHEN <text:s text:c="1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07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51575" calcext:value-type="float">
            <text:p>490000451575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,02</text:p>
          </table:table-cell>
          <table:table-cell office:value-type="float" office:value="235.31" calcext:value-type="float">
            <text:p>235,31</text:p>
          </table:table-cell>
          <table:table-cell office:value-type="float" office:value="164.73" calcext:value-type="float">
            <text:p>164,73</text:p>
          </table:table-cell>
          <table:table-cell office:value-type="float" office:value="198.66" calcext:value-type="float">
            <text:p>198,6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BIRKFELD <text:s text:c="21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819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36033" calcext:value-type="float">
            <text:p>490000436033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83" calcext:value-type="float">
            <text:p>2,283</text:p>
          </table:table-cell>
          <table:table-cell office:value-type="float" office:value="546.84" calcext:value-type="float">
            <text:p>546,84</text:p>
          </table:table-cell>
          <table:table-cell office:value-type="float" office:value="383.21" calcext:value-type="float">
            <text:p>383,21</text:p>
          </table:table-cell>
          <table:table-cell office:value-type="float" office:value="464.62" calcext:value-type="float">
            <text:p>464,6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SELIGENSTADT <text:s text:c="17"/></text:p>
          </table:table-cell>
          <table:table-cell office:value-type="string" calcext:value-type="string">
            <text:p>DEU </text:p>
          </table:table-cell>
          <table:table-cell office:value-type="float" office:value="63500" calcext:value-type="float">
            <text:p>6350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1002785" calcext:value-type="float">
            <text:p>490001002785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94" calcext:value-type="float">
            <text:p>1,594</text:p>
          </table:table-cell>
          <table:table-cell office:value-type="float" office:value="377.11" calcext:value-type="float">
            <text:p>377,11</text:p>
          </table:table-cell>
          <table:table-cell office:value-type="float" office:value="263.75" calcext:value-type="float">
            <text:p>263,75</text:p>
          </table:table-cell>
          <table:table-cell office:value-type="float" office:value="319.92" calcext:value-type="float">
            <text:p>319,9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LINGENFELD <text:s text:c="19"/></text:p>
          </table:table-cell>
          <table:table-cell office:value-type="string" calcext:value-type="string">
            <text:p>DEU </text:p>
          </table:table-cell>
          <table:table-cell office:value-type="float" office:value="67360" calcext:value-type="float">
            <text:p>6736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185502" calcext:value-type="float">
            <text:p>490000185502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03" calcext:value-type="float">
            <text:p>2,703</text:p>
          </table:table-cell>
          <table:table-cell office:value-type="float" office:value="653.35" calcext:value-type="float">
            <text:p>653,35</text:p>
          </table:table-cell>
          <table:table-cell office:value-type="float" office:value="458.94" calcext:value-type="float">
            <text:p>458,94</text:p>
          </table:table-cell>
          <table:table-cell office:value-type="float" office:value="556.06" calcext:value-type="float">
            <text:p>556,0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HEINE <text:s text:c="23"/></text:p>
          </table:table-cell>
          <table:table-cell office:value-type="string" calcext:value-type="string">
            <text:p>DEU </text:p>
          </table:table-cell>
          <table:table-cell office:value-type="float" office:value="48429" calcext:value-type="float">
            <text:p>484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92459" calcext:value-type="float">
            <text:p>490000492459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729" calcext:value-type="float">
            <text:p>1,729</text:p>
          </table:table-cell>
          <table:table-cell office:value-type="float" office:value="395.89" calcext:value-type="float">
            <text:p>395,89</text:p>
          </table:table-cell>
          <table:table-cell office:value-type="float" office:value="277.1" calcext:value-type="float">
            <text:p>277,1</text:p>
          </table:table-cell>
          <table:table-cell office:value-type="float" office:value="336.31" calcext:value-type="float">
            <text:p>336,3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HAMM <text:s text:c="25"/></text:p>
          </table:table-cell>
          <table:table-cell office:value-type="string" calcext:value-type="string">
            <text:p>DEU </text:p>
          </table:table-cell>
          <table:table-cell office:value-type="float" office:value="59069" calcext:value-type="float">
            <text:p>5906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22430" calcext:value-type="float">
            <text:p>490000222430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14" calcext:value-type="float">
            <text:p>0,614</text:p>
          </table:table-cell>
          <table:table-cell office:value-type="float" office:value="142.18" calcext:value-type="float">
            <text:p>142,18</text:p>
          </table:table-cell>
          <table:table-cell office:value-type="float" office:value="99.88" calcext:value-type="float">
            <text:p>99,88</text:p>
          </table:table-cell>
          <table:table-cell office:value-type="float" office:value="121.19" calcext:value-type="float">
            <text:p>121,1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SCHWANDT <text:s text:c="20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4816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521575" calcext:value-type="float">
            <text:p>490000521575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,618</text:p>
          </table:table-cell>
          <table:table-cell office:value-type="float" office:value="144.97" calcext:value-type="float">
            <text:p>144,97</text:p>
          </table:table-cell>
          <table:table-cell office:value-type="float" office:value="101.68" calcext:value-type="float">
            <text:p>101,68</text:p>
          </table:table-cell>
          <table:table-cell office:value-type="float" office:value="123.2" calcext:value-type="float">
            <text:p>123,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PIESENDORF <text:s text:c="19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572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209092" calcext:value-type="float">
            <text:p>490000209092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795" calcext:value-type="float">
            <text:p>2,795</text:p>
          </table:table-cell>
          <table:table-cell office:value-type="float" office:value="622.47" calcext:value-type="float">
            <text:p>622,47</text:p>
          </table:table-cell>
          <table:table-cell office:value-type="float" office:value="438.34" calcext:value-type="float">
            <text:p>438,34</text:p>
          </table:table-cell>
          <table:table-cell office:value-type="float" office:value="517.31" calcext:value-type="float">
            <text:p>517,3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N]RNBERG <text:s text:c="21"/></text:p>
          </table:table-cell>
          <table:table-cell office:value-type="string" calcext:value-type="string">
            <text:p>DEU </text:p>
          </table:table-cell>
          <table:table-cell office:value-type="float" office:value="90451" calcext:value-type="float">
            <text:p>9045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85242" calcext:value-type="float">
            <text:p>490000085242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98" calcext:value-type="float">
            <text:p>0,798</text:p>
          </table:table-cell>
          <table:table-cell office:value-type="float" office:value="192.19" calcext:value-type="float">
            <text:p>192,19</text:p>
          </table:table-cell>
          <table:table-cell office:value-type="float" office:value="134.62" calcext:value-type="float">
            <text:p>134,62</text:p>
          </table:table-cell>
          <table:table-cell office:value-type="float" office:value="163.48" calcext:value-type="float">
            <text:p>163,4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EISENSTADT <text:s text:c="19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700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64380" calcext:value-type="float">
            <text:p>490000464380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824" calcext:value-type="float">
            <text:p>1,824</text:p>
          </table:table-cell>
          <table:table-cell office:value-type="float" office:value="447.5" calcext:value-type="float">
            <text:p>447,5</text:p>
          </table:table-cell>
          <table:table-cell office:value-type="float" office:value="313.34" calcext:value-type="float">
            <text:p>313,34</text:p>
          </table:table-cell>
          <table:table-cell office:value-type="float" office:value="379.88" calcext:value-type="float">
            <text:p>379,8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EFRINGEN-KIRCHEN <text:s text:c="13"/></text:p>
          </table:table-cell>
          <table:table-cell office:value-type="string" calcext:value-type="string">
            <text:p>DEU </text:p>
          </table:table-cell>
          <table:table-cell office:value-type="float" office:value="79588" calcext:value-type="float">
            <text:p>79588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0992" calcext:value-type="float">
            <text:p>490000020992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,493</text:p>
          </table:table-cell>
          <table:table-cell office:value-type="float" office:value="127.17" calcext:value-type="float">
            <text:p>127,17</text:p>
          </table:table-cell>
          <table:table-cell office:value-type="float" office:value="88.82" calcext:value-type="float">
            <text:p>88,82</text:p>
          </table:table-cell>
          <table:table-cell office:value-type="float" office:value="107.73" calcext:value-type="float">
            <text:p>107,7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HEILIGENKREUZ <text:s text:c="16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808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360239" calcext:value-type="float">
            <text:p>490000360239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,86</text:p>
          </table:table-cell>
          <table:table-cell office:value-type="float" office:value="441.88" calcext:value-type="float">
            <text:p>441,88</text:p>
          </table:table-cell>
          <table:table-cell office:value-type="float" office:value="309.85" calcext:value-type="float">
            <text:p>309,85</text:p>
          </table:table-cell>
          <table:table-cell office:value-type="float" office:value="373.32" calcext:value-type="float">
            <text:p>373,3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EGENSBURG <text:s text:c="19"/></text:p>
          </table:table-cell>
          <table:table-cell office:value-type="string" calcext:value-type="string">
            <text:p>DEU </text:p>
          </table:table-cell>
          <table:table-cell office:value-type="float" office:value="93057" calcext:value-type="float">
            <text:p>9305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2309" calcext:value-type="float">
            <text:p>490000022309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196" calcext:value-type="float">
            <text:p>1,196</text:p>
          </table:table-cell>
          <table:table-cell office:value-type="float" office:value="289.57" calcext:value-type="float">
            <text:p>289,57</text:p>
          </table:table-cell>
          <table:table-cell office:value-type="float" office:value="203.61" calcext:value-type="float">
            <text:p>203,61</text:p>
          </table:table-cell>
          <table:table-cell office:value-type="float" office:value="245.59" calcext:value-type="float">
            <text:p>245,5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ODGAU <text:s text:c="23"/></text:p>
          </table:table-cell>
          <table:table-cell office:value-type="string" calcext:value-type="string">
            <text:p>DEU </text:p>
          </table:table-cell>
          <table:table-cell office:value-type="float" office:value="63110" calcext:value-type="float">
            <text:p>6311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61283" calcext:value-type="float">
            <text:p>490000061283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13" calcext:value-type="float">
            <text:p>0,413</text:p>
          </table:table-cell>
          <table:table-cell office:value-type="float" office:value="98.87" calcext:value-type="float">
            <text:p>98,87</text:p>
          </table:table-cell>
          <table:table-cell office:value-type="float" office:value="69.28" calcext:value-type="float">
            <text:p>69,28</text:p>
          </table:table-cell>
          <table:table-cell office:value-type="float" office:value="84.16" calcext:value-type="float">
            <text:p>84,16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GROSSRAMING <text:s text:c="18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446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540802" calcext:value-type="float">
            <text:p>490000540802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185" calcext:value-type="float">
            <text:p>1,185</text:p>
          </table:table-cell>
          <table:table-cell office:value-type="float" office:value="268.11" calcext:value-type="float">
            <text:p>268,11</text:p>
          </table:table-cell>
          <table:table-cell office:value-type="float" office:value="188.38" calcext:value-type="float">
            <text:p>188,38</text:p>
          </table:table-cell>
          <table:table-cell office:value-type="float" office:value="228.69" calcext:value-type="float">
            <text:p>228,6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MOENCHENGLADBACH <text:s text:c="13"/></text:p>
          </table:table-cell>
          <table:table-cell office:value-type="string" calcext:value-type="string">
            <text:p>DEU 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78371" calcext:value-type="float">
            <text:p>490000378371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341" calcext:value-type="float">
            <text:p>4,341</text:p>
          </table:table-cell>
          <table:table-cell office:value-type="float" office:value="1020.14" calcext:value-type="float">
            <text:p>1020,14</text:p>
          </table:table-cell>
          <table:table-cell office:value-type="float" office:value="715.32" calcext:value-type="float">
            <text:p>715,32</text:p>
          </table:table-cell>
          <table:table-cell office:value-type="float" office:value="868.01" calcext:value-type="float">
            <text:p>868,0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MENGERSKIRCHEN <text:s text:c="15"/></text:p>
          </table:table-cell>
          <table:table-cell office:value-type="string" calcext:value-type="string">
            <text:p>DEU </text:p>
          </table:table-cell>
          <table:table-cell office:value-type="float" office:value="35794" calcext:value-type="float">
            <text:p>35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51145" calcext:value-type="float">
            <text:p>490000451145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398" calcext:value-type="float">
            <text:p>1,398</text:p>
          </table:table-cell>
          <table:table-cell office:value-type="float" office:value="336.94" calcext:value-type="float">
            <text:p>336,94</text:p>
          </table:table-cell>
          <table:table-cell office:value-type="float" office:value="235.88" calcext:value-type="float">
            <text:p>235,88</text:p>
          </table:table-cell>
          <table:table-cell office:value-type="float" office:value="286.2" calcext:value-type="float">
            <text:p>286,2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1:19:21.179350747</meta:creation-date>
    <dc:date>2017-08-10T11:19:48.919318009</dc:date>
    <meta:editing-duration>PT28S</meta:editing-duration>
    <meta:editing-cycles>1</meta:editing-cycles>
    <meta:document-statistic meta:table-count="1" meta:cell-count="800" meta:object-count="0"/>
    <meta:generator>LibreOffice/5.0.6.2$Linux_X86_64 LibreOffice_project/00$Build-2</meta:generator>
  </office:meta>
</office:document-meta>
</file>